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paragraph-properties fo:margin-top="0in" fo:margin-bottom="0in" style:contextual-spacing="false"/>
    </style:style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Horizontal_20_Line" style:list-style-name="L2"/>
    <style:style style:name="P6" style:family="paragraph" style:parent-style-name="Preformatted_20_Text" style:list-style-name="L2"/>
    <style:style style:name="P7" style:family="paragraph" style:parent-style-name="Preformatted_20_Text">
      <style:paragraph-properties fo:margin-top="0in" fo:margin-bottom="0.1965in" style:contextual-spacing="false"/>
    </style:style>
    <style:style style:name="P8" style:family="paragraph" style:parent-style-name="Preformatted_20_Text" style:list-style-name="L2">
      <style:paragraph-properties fo:margin-top="0in" fo:margin-bottom="0.1965in" style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lass DocumentBuilderFactory</text:h>
      <text:p text:style-name="Preformatted_20_Text">public abstract class DocumentBuilderFactory</text:p>
      <text:p text:style-name="P7">extends <text:a xlink:type="simple" xlink:href="https://docs.oracle.com/javase/7/docs/api/java/lang/Object.html">Object</text:a></text:p>
      <text:p text:style-name="P3">Defines a factory API that enables applications to obtain a parser that produces DOM object trees from XML documents.</text:p>
      <text:h text:style-name="Heading_20_2" text:outline-level="2">Class DocumentBuilder</text:h>
      <text:list xml:id="list1067092268804612824" text:style-name="L1">
        <text:list-item>
          <text:p text:style-name="P4"><text:a xlink:type="simple" xlink:href="https://docs.oracle.com/javase/7/docs/api/java/lang/Object.html">java.lang.Object</text:a> </text:p>
          <text:list>
            <text:list-item>
              <text:p text:style-name="P1">javax.xml.parsers.DocumentBuilder </text:p>
            </text:list-item>
          </text:list>
        </text:list-item>
      </text:list>
      <text:list xml:id="list8660741275643663405" text:style-name="L2">
        <text:list-item>
          <text:p text:style-name="P5"/>
          <text:p text:style-name="P2"/>
          <text:p text:style-name="P6">public abstract class DocumentBuilder</text:p>
          <text:p text:style-name="P8">extends <text:a xlink:type="simple" xlink:href="https://docs.oracle.com/javase/7/docs/api/java/lang/Object.html">Object</text:a></text:p>
          <text:p text:style-name="P2">Defines the API to obtain DOM Document instances from an XML document. Using this class, an application programmer can obtain a <text:a xlink:type="simple" xlink:href="https://docs.oracle.com/javase/7/docs/api/org/w3c/dom/Document.html"><text:span text:style-name="Source_20_Text">Document</text:span></text:a> from XML.</text:p>
          <text:p text:style-name="P2">An instance of this class can be obtained from the <text:a xlink:type="simple" xlink:href="https://docs.oracle.com/javase/7/docs/api/javax/xml/parsers/DocumentBuilderFactory.html#newDocumentBuilder%28%29"><text:span text:style-name="Source_20_Text">DocumentBuilderFactory.newDocumentBuilder()</text:span></text:a> method. Once an instance of this class is obtained, XML can be parsed from a variety of input sources. These input sources are InputStreams, Files, URLs, and SAX InputSources.</text:p>
          <text:p text:style-name="P2">Note that this class reuses several classes from the SAX API. This does not require that the implementor of the underlying DOM implementation use a SAX parser to parse XML document into a <text:span text:style-name="Source_20_Text">Document</text:span>. It merely requires that the implementation communicate with the application using these existing API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2T12:12:51.150370081</meta:creation-date>
    <dc:date>2015-11-12T15:15:26.647842069</dc:date>
    <meta:editing-duration>PT2H47M25S</meta:editing-duration>
    <meta:editing-cycles>1</meta:editing-cycles>
    <meta:document-statistic meta:table-count="0" meta:image-count="0" meta:object-count="0" meta:page-count="1" meta:paragraph-count="14" meta:word-count="158" meta:character-count="1051" meta:non-whitespace-character-count="912"/>
    <meta:generator>LibreOffice/4.2.8.2$Linux_X86_64 LibreOffice_project/420m0$Build-2</meta:generator>
  </office:meta>
</office:document-meta>
</file>